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'*’</text:p>
          </table:table-cell>
          <table:table-cell office:value-type="string" calcext:value-type="string">
            <text:p>'/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pr’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10"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item’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table:number-columns-repeated="10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igit</text:p>
          </table:table-cell>
          <table:table-cell table:number-columns-repeated="7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pr → item expr’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xpr’→ +item expr’ 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xpr→ - item expr' 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pr → $’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tem → <text:s/>factor item'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tem' → <text:s/>* factor item'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tem’ → / factor item'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tem → $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ctor → <text:s/>(expr)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ctor → <text:s/>digit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igit → 0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igit → 1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igit → 2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git → 3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igit → 4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igit → 5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igit → 6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igit → 7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igit → 8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igit → 9</text:p>
          </table:table-cell>
          <table:table-cell table:style-name="ce2" table:number-columns-repeated="7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style-name="ce2" table:number-columns-repeated="7"/>
          <table:table-cell table:number-columns-repeated="9"/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7:33:23.833412806</meta:creation-date>
    <dc:date>2018-05-22T20:27:48.254700485</dc:date>
    <meta:editing-duration>PT12S</meta:editing-duration>
    <meta:editing-cycles>1</meta:editing-cycles>
    <meta:document-statistic meta:table-count="1" meta:cell-count="116" meta:object-count="0"/>
    <meta:generator>LibreOffice/6.0.3.2$Linux_X86_64 LibreOffice_project/00m0$Build-2</meta:generator>
  </office:meta>
</office:document-meta>
</file>